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38900000131F395A030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200000292000000C965C429D5.eps" manifest:media-type=""/>
  <manifest:file-entry manifest:full-path="Pictures/20000001000004E7000000FE6DD497CC.svm" manifest:media-type=""/>
  <manifest:file-entry manifest:full-path="Pictures/200000010000031F000000FEC5F33D99.svm" manifest:media-type=""/>
  <manifest:file-entry manifest:full-path="Pictures/20000001000000FA000000D8AB97C17A.svm" manifest:media-type=""/>
  <manifest:file-entry manifest:full-path="Pictures/20000001000003D9000000FE6D1CECC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.1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795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.23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52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808cm" svg:height="3.301cm" svg:x="1.229cm" svg:y="0.882cm">
          <draw:image xlink:href="Pictures/2000000200000292000000C965C429D5.eps" xlink:type="simple" xlink:show="embed" xlink:actuate="onLoad">
            <text:p/>
          </draw:image>
        </draw:frame>
        <draw:frame draw:style-name="gr2" draw:text-style-name="P1" draw:layer="layout" svg:width="0.349cm" svg:height="0.258cm" svg:x="12.176cm" svg:y="1.744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299cm" svg:height="0.258cm" svg:x="0.939cm" svg:y="2.19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085cm" svg:height="0.365cm" svg:x="1.641cm" svg:y="1.615cm">
          <draw:image xlink:href="Pictures/200000010000038900000131F395A030.svm" xlink:type="simple" xlink:show="embed" xlink:actuate="onLoad">
            <text:p/>
          </draw:image>
        </draw:frame>
        <draw:frame draw:style-name="gr4" draw:text-style-name="P1" draw:layer="layout" svg:width="1.085cm" svg:height="0.365cm" svg:x="3.286cm" svg:y="1.615cm">
          <draw:image xlink:href="Pictures/200000010000038900000131F395A030.svm" xlink:type="simple" xlink:show="embed" xlink:actuate="onLoad">
            <text:p/>
          </draw:image>
        </draw:frame>
        <draw:frame draw:style-name="gr5" draw:text-style-name="P1" draw:layer="layout" svg:width="1.181cm" svg:height="0.304cm" svg:x="1.631cm" svg:y="2.929cm">
          <draw:image xlink:href="Pictures/20000001000003D9000000FE6D1CECC1.svm" xlink:type="simple" xlink:show="embed" xlink:actuate="onLoad">
            <text:p/>
          </draw:image>
        </draw:frame>
        <draw:frame draw:style-name="gr5" draw:text-style-name="P1" draw:layer="layout" svg:width="1.181cm" svg:height="0.304cm" svg:x="4.655cm" svg:y="2.929cm">
          <draw:image xlink:href="Pictures/20000001000003D9000000FE6D1CECC1.svm" xlink:type="simple" xlink:show="embed" xlink:actuate="onLoad">
            <text:p/>
          </draw:image>
        </draw:frame>
        <draw:frame draw:style-name="gr4" draw:text-style-name="P1" draw:layer="layout" svg:width="1.085cm" svg:height="0.365cm" svg:x="7.198cm" svg:y="1.405cm">
          <draw:image xlink:href="Pictures/200000010000038900000131F395A030.svm" xlink:type="simple" xlink:show="embed" xlink:actuate="onLoad">
            <text:p/>
          </draw:image>
        </draw:frame>
        <draw:frame draw:style-name="gr4" draw:text-style-name="P1" draw:layer="layout" svg:width="1.085cm" svg:height="0.365cm" svg:x="8.843cm" svg:y="1.405cm">
          <draw:image xlink:href="Pictures/200000010000038900000131F395A030.svm" xlink:type="simple" xlink:show="embed" xlink:actuate="onLoad">
            <text:p/>
          </draw:image>
        </draw:frame>
        <draw:frame draw:style-name="gr5" draw:text-style-name="P1" draw:layer="layout" svg:width="1.181cm" svg:height="0.304cm" svg:x="7.226cm" svg:y="2.57cm">
          <draw:image xlink:href="Pictures/20000001000003D9000000FE6D1CECC1.svm" xlink:type="simple" xlink:show="embed" xlink:actuate="onLoad">
            <text:p/>
          </draw:image>
        </draw:frame>
        <draw:frame draw:style-name="gr5" draw:text-style-name="P1" draw:layer="layout" svg:width="1.181cm" svg:height="0.304cm" svg:x="10.25cm" svg:y="2.57cm">
          <draw:image xlink:href="Pictures/20000001000003D9000000FE6D1CECC1.svm" xlink:type="simple" xlink:show="embed" xlink:actuate="onLoad">
            <text:p/>
          </draw:image>
        </draw:frame>
        <draw:frame draw:style-name="gr6" draw:text-style-name="P1" draw:layer="layout" svg:width="0.76cm" svg:height="0.299cm" svg:x="3.259cm" svg:y="0.686cm">
          <draw:image xlink:href="Pictures/200000010000027A000000FAF273B888.svm" xlink:type="simple" xlink:show="embed" xlink:actuate="onLoad">
            <text:p/>
          </draw:image>
        </draw:frame>
        <draw:frame draw:style-name="gr6" draw:text-style-name="P1" draw:layer="layout" svg:width="0.76cm" svg:height="0.299cm" svg:x="8.815cm" svg:y="0.475cm">
          <draw:image xlink:href="Pictures/200000010000027A000000FAF273B888.svm" xlink:type="simple" xlink:show="embed" xlink:actuate="onLoad">
            <text:p/>
          </draw:image>
        </draw:frame>
        <draw:frame draw:style-name="gr7" draw:text-style-name="P1" draw:layer="layout" svg:width="1.505cm" svg:height="0.304cm" svg:x="4.607cm" svg:y="0.681cm">
          <draw:image xlink:href="Pictures/20000001000004E7000000FE6DD497CC.svm" xlink:type="simple" xlink:show="embed" xlink:actuate="onLoad">
            <text:p/>
          </draw:image>
        </draw:frame>
        <draw:frame draw:style-name="gr8" draw:text-style-name="P1" draw:layer="layout" svg:width="0.958cm" svg:height="0.304cm" svg:x="10.473cm" svg:y="0.47cm">
          <draw:image xlink:href="Pictures/200000010000031F000000FEC5F33D9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2T17:08:05</meta:creation-date>
    <meta:editing-duration>PT11M26S</meta:editing-duration>
    <meta:editing-cycles>7</meta:editing-cycles>
    <meta:generator>LibreOffice/3.3$Linux LibreOffice_project/330m19$Build-401</meta:generator>
    <dc:title>kkkFigures</dc:title>
    <meta:initial-creator>kkk </meta:initial-creator>
    <dc:date>2014-11-07T17:27:28</dc:date>
    <dc:creator>kkk </dc:creator>
    <meta:document-statistic meta:object-count="15"/>
    <meta:template xlink:type="simple" xlink:actuate="onRequest" xlink:title="kkkFigures" xlink:href="../../../../../.libreoffice/3/user/template/kkkFigures.otg" meta:date="2014-10-12T17:08:05"/>
  </office:meta>
</office:document-meta>
</file>